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dc45" officeooo:paragraph-rsid="0015dc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ecriture conference papier:</text:p>
      <text:p text:style-name="P1">State of the art ? </text:p>
      <text:p text:style-name="P1">Mettre les references dans l'abstract? </text:p>
      <text:p text:style-name="P1">Description de Moons et configuration ou bien juste reference <text:s/>?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1:23:28.441692844</meta:creation-date>
    <dc:date>2017-08-04T15:43:02.002762144</dc:date>
    <meta:editing-duration>PT18H4M23S</meta:editing-duration>
    <meta:editing-cycles>1</meta:editing-cycles>
    <meta:document-statistic meta:table-count="0" meta:image-count="0" meta:object-count="0" meta:page-count="1" meta:paragraph-count="4" meta:word-count="24" meta:character-count="159" meta:non-whitespace-character-count="135"/>
    <meta:generator>LibreOffice/4.2.8.2$Linux_X86_64 LibreOffice_project/420m0$Build-2</meta:generator>
  </office:meta>
</office:document-meta>
</file>